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2.533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subtitle">
      <style:graphic-properties draw:fill-color="#ffffff" fo:min-height="2.03cm"/>
      <style:paragraph-properties style:writing-mode="lr-tb"/>
    </style:style>
    <style:style style:name="pr4" style:family="presentation" style:parent-style-name="Default-subtitle">
      <style:graphic-properties draw:fill-color="#ffffff" fo:min-height="2.54cm"/>
      <style:paragraph-properties style:writing-mode="lr-tb"/>
    </style:style>
    <style:style style:name="pr5" style:family="presentation" style:parent-style-name="Default-subtitle">
      <style:graphic-properties draw:fill-color="#ffffff" fo:min-height="6.4cm"/>
      <style:paragraph-properties style:writing-mode="lr-tb"/>
    </style:style>
    <style:style style:name="pr6" style:family="presentation" style:parent-style-name="Default-subtitle">
      <style:graphic-properties draw:fill-color="#ffffff" fo:min-height="2.845cm"/>
      <style:paragraph-properties style:writing-mode="lr-tb"/>
    </style:style>
    <style:style style:name="pr7" style:family="presentation" style:parent-style-name="Default-subtitle">
      <style:graphic-properties draw:fill-color="#ffffff" fo:min-height="8.533cm"/>
      <style:paragraph-properties style:writing-mode="lr-tb"/>
    </style:style>
    <style:style style:name="pr8" style:family="presentation" style:parent-style-name="Default-subtitle">
      <style:graphic-properties draw:fill-color="#ffffff" fo:min-height="10.666cm"/>
      <style:paragraph-properties style:writing-mode="lr-tb"/>
    </style:style>
    <style:style style:name="pr9" style:family="presentation" style:parent-style-name="Default-subtitle">
      <style:graphic-properties draw:fill-color="#ffffff" fo:min-height="4.978cm"/>
      <style:paragraph-properties style:writing-mode="lr-tb"/>
    </style:style>
    <style:style style:name="pr10" style:family="presentation" style:parent-style-name="Default-subtitle">
      <style:graphic-properties draw:fill-color="#ffffff" fo:min-height="1.27cm"/>
      <style:paragraph-properties style:writing-mode="lr-tb"/>
    </style:style>
    <style:style style:name="pr11" style:family="presentation" style:parent-style-name="Default-subtitle">
      <style:graphic-properties draw:fill-color="#ffffff" fo:min-height="3.25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533cm" svg:x="1.471cm" svg:y="3.175cm" presentation:class="subtitle" presentation:user-transformed="true">
          <draw:text-box>
            <text:p>Image-Based Digit Comparison: A Deep Learning Approach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1" draw:layer="layout" svg:width="25.199cm" svg:height="2.03cm" svg:x="1.471cm" svg:y="1.27cm" presentation:class="subtitle" presentation:user-transformed="true">
          <draw:text-box>
            <text:p>The Challenge: Image-Based Digit Comparison</text:p>
          </draw:text-box>
        </draw:frame>
        <draw:frame presentation:style-name="pr1" draw:text-style-name="P1" draw:layer="layout" svg:width="25.199cm" svg:height="2.533cm" svg:x="1.471cm" svg:y="5.464cm">
          <draw:text-box>
            <text:p>In questa slide parlo del problema assegnato in generale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1" draw:layer="layout" svg:width="25.199cm" svg:height="2.54cm" svg:x="1.471cm" svg:y="0.635cm" presentation:class="subtitle" presentation:user-transformed="true">
          <draw:text-box>
            <text:p>Dataset: MNIST</text:p>
          </draw:text-box>
        </draw:frame>
        <draw:frame presentation:style-name="pr5" draw:text-style-name="P2" draw:layer="layout" svg:width="25.199cm" svg:height="6.4cm" svg:x="1.27cm" svg:y="3.481cm">
          <draw:text-box>
            <text:p><text:span text:style-name="T1">MNIST (Modified National </text:span><text:span text:style-name="T1">Institute of Standards and </text:span><text:span text:style-name="T1">Technology) is a benchmark </text:span><text:span text:style-name="T1">dataset commonly used for </text:span><text:span text:style-name="T1">image classification and </text:span><text:span text:style-name="T1">computer vision tasks.</text:span></text:p>
            <text:p><text:span text:style-name="T1"/></text:p>
            <text:p><text:span text:style-name="T1">70,000 grayscale images of </text:span><text:span text:style-name="T1">handwritten digits (0–9).</text:span></text:p>
            <text:p><text:span text:style-name="T1">Each image is 28x28 pixels.</text:span></text:p>
            <text:p><text:span text:style-name="T1">Dataset is split into:</text:span></text:p>
            <text:p><text:span text:style-name="T1"/></text:p>
            <text:p><text:span text:style-name="T1"><text:s text:c="4"/></text:span><text:span text:style-name="T1">Training Set: 60,000 images.</text:span></text:p>
            <text:p><text:span text:style-name="T1"><text:s text:c="4"/></text:span><text:span text:style-name="T1">Test Set: 10,000 images.</text:span></text:p>
          </draw:text-box>
        </draw:frame>
        <draw:frame presentation:style-name="pr4" draw:text-style-name="P2" draw:layer="layout" svg:width="8.255cm" svg:height="2.54cm" svg:x="10.16cm" svg:y="11.43cm">
          <draw:text-box>
            <text:p><text:span text:style-name="T1">Immagine dataset generic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text-style-name="P1" draw:layer="layout" svg:width="25.199cm" svg:height="2.03cm" svg:x="1.471cm" svg:y="1.145cm" presentation:class="subtitle" presentation:user-transformed="true">
          <draw:text-box>
            <text:p>Dataset analysis and elaboration</text:p>
          </draw:text-box>
        </draw:frame>
        <draw:frame presentation:style-name="pr4" draw:text-style-name="P2" draw:layer="layout" svg:width="25.199cm" svg:height="2.54cm" svg:x="1.27cm" svg:y="3.175cm">
          <draw:text-box>
            <text:p><text:span text:style-name="T1">Analizzato il bilanciamento del </text:span><text:span text:style-name="T1">dataset originale, mostrando un </text:span><text:span text:style-name="T1">equilibrio sulle 10 classi</text:span></text:p>
          </draw:text-box>
        </draw:frame>
        <draw:frame presentation:style-name="pr4" draw:text-style-name="P2" draw:layer="layout" svg:width="25.199cm" svg:height="2.54cm" svg:x="1.27cm" svg:y="4.445cm">
          <draw:text-box>
            <text:p><text:span text:style-name="T1">Immagine percentuale classi nel </text:span><text:span text:style-name="T1">train dataset</text:span></text:p>
          </draw:text-box>
        </draw:frame>
        <draw:frame presentation:style-name="pr4" draw:text-style-name="P2" draw:layer="layout" svg:width="25.199cm" svg:height="2.54cm" svg:x="1.27cm" svg:y="6.985cm">
          <draw:text-box>
            <text:p><text:span text:style-name="T1">Creazione del dataset, obiettivo </text:span><text:span text:style-name="T1">ottenere un dataset composto da </text:span><text:span text:style-name="T1">una coppia di immagini e la loro </text:span><text:span text:style-name="T1">etichetta relazionale</text:span></text:p>
          </draw:text-box>
        </draw:frame>
        <draw:frame presentation:style-name="pr4" draw:text-style-name="P2" draw:layer="layout" svg:width="25.199cm" svg:height="2.54cm" svg:x="0.836cm" svg:y="8.89cm">
          <draw:text-box>
            <text:p><text:span text:style-name="T1">Immagine coppie numeri con </text:span><text:span text:style-name="T1">relazion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text-style-name="P1" draw:layer="layout" svg:width="25.199cm" svg:height="2.03cm" svg:x="1.471cm" svg:y="1.145cm" presentation:class="subtitle" presentation:user-transformed="true">
          <draw:text-box>
            <text:p>Dataset analysis and elaboration</text:p>
          </draw:text-box>
        </draw:frame>
        <draw:frame presentation:style-name="pr6" draw:text-style-name="P2" draw:layer="layout" svg:width="25.199cm" svg:height="2.845cm" svg:x="1.27cm" svg:y="3.023cm">
          <draw:text-box>
            <text:p><text:span text:style-name="T1">Approccio iniziale: scorrere tutte </text:span><text:span text:style-name="T1">le immagini nel dataset, per ogni </text:span><text:span text:style-name="T1">immagine estrarre un’immagine </text:span><text:span text:style-name="T1">casuale dallo stesso dataset e </text:span><text:span text:style-name="T1">calcolare l’etichetta relazionale </text:span><text:span text:style-name="T1">confrontando le label dei due </text:span><text:span text:style-name="T1">numeri.</text:span></text:p>
            <text:p><text:span text:style-name="T1">Problema: dataset sbilanciato nei </text:span><text:span text:style-name="T1">confronti della relazione “uguale”</text:span></text:p>
          </draw:text-box>
        </draw:frame>
        <draw:frame presentation:style-name="pr4" draw:text-style-name="P2" draw:layer="layout" svg:width="25.199cm" svg:height="2.54cm" svg:x="1.27cm" svg:y="5.868cm">
          <draw:text-box>
            <text:p><text:span text:style-name="T1">Immagine percentuale nel train </text:span><text:span text:style-name="T1">set custom sbilanciato </text:span></text:p>
          </draw:text-box>
        </draw:frame>
        <draw:frame presentation:style-name="pr4" draw:text-style-name="P2" draw:layer="layout" svg:width="25.199cm" svg:height="2.54cm" svg:x="1.905cm" svg:y="8.255cm">
          <draw:text-box>
            <text:p><text:span text:style-name="T1">Soluzione: Bilanciare </text:span><text:span text:style-name="T1">forzatamente le 3 classi, </text:span><text:span text:style-name="T1">processo di creazione del </text:span><text:span text:style-name="T1">dataset più lungo ma permette il </text:span><text:span text:style-name="T1">bilanciamento</text:span></text:p>
          </draw:text-box>
        </draw:frame>
        <draw:frame presentation:style-name="pr4" draw:text-style-name="P2" draw:layer="layout" svg:width="25.199cm" svg:height="2.54cm" svg:x="1.27cm" svg:y="10.795cm">
          <draw:text-box>
            <text:p><text:span text:style-name="T1">Immagine percentuale nel train </text:span><text:span text:style-name="T1">set custom bilanciato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text-style-name="P1" draw:layer="layout" svg:width="25.199cm" svg:height="2.03cm" svg:x="1.471cm" svg:y="1.145cm" presentation:class="subtitle" presentation:user-transformed="true">
          <draw:text-box>
            <text:p>Dataset analysis and elaboration</text:p>
          </draw:text-box>
        </draw:frame>
        <draw:frame presentation:style-name="pr7" draw:text-style-name="P2" draw:layer="layout" svg:width="25.199cm" svg:height="8.533cm" svg:x="1.27cm" svg:y="3.532cm">
          <draw:text-box>
            <text:p><text:span text:style-name="T1">Un ulteriore elaborazione del </text:span><text:span text:style-name="T1">dataset è stata implementata </text:span><text:span text:style-name="T1">applicando trasformazioni:</text:span><text:span text:style-name="T1"><text:line-break/></text:span><text:span text:style-name="T1">RandomAffine ruota, trasla o </text:span><text:span text:style-name="T1">scala le immagini casualmente </text:span><text:span text:style-name="T1">entro delle soglie predefinite</text:span></text:p>
            <text:p><text:span text:style-name="T1">Casualmente si applica una delle </text:span><text:span text:style-name="T1">seguenti trasformazioni:</text:span></text:p>
            <text:p><text:span text:style-name="T1">Aggiungere rumore gaussiano</text:span></text:p>
            <text:p><text:span text:style-name="T1">Invertire Il colore dei pixel </text:span><text:span text:style-name="T1">nell’immagine (grayscale)</text:span></text:p>
            <text:p><text:span text:style-name="T1">Lascio l’immagine invariata</text:span></text:p>
            <text:p><text:span text:style-name="T1"/></text:p>
            <text:p><text:span text:style-name="T1">È possibile scegliere se usare il </text:span><text:span text:style-name="T1">dataset non trasformato, </text:span><text:span text:style-name="T1">applicare delle trasformazioni al </text:span><text:span text:style-name="T1">dataset oppure augmentarlo con </text:span><text:span text:style-name="T1">una frazione del dataset </text:span><text:span text:style-name="T1">trasformato.</text:span></text:p>
            <text:p><text:span text:style-name="T1"/></text:p>
            <text:p><text:span text:style-name="T1">Tutti I dati sono stati normalizzati </text:span><text:span text:style-name="T1">secondo I valori standard di </text:span><text:span text:style-name="T1">media e deviazione standard </text:span><text:span text:style-name="T1">(0.1307, 0.3081) del dataset </text:span><text:span text:style-name="T1">MNIS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text-style-name="P1" draw:layer="layout" svg:width="25.199cm" svg:height="2.03cm" svg:x="1.471cm" svg:y="1.145cm" presentation:class="subtitle" presentation:user-transformed="true">
          <draw:text-box>
            <text:p>Implemented Architectures</text:p>
          </draw:text-box>
        </draw:frame>
        <draw:frame presentation:style-name="pr7" draw:text-style-name="P2" draw:layer="layout" svg:width="25.199cm" svg:height="8.533cm" svg:x="1.471cm" svg:y="3.532cm">
          <draw:text-box>
            <text:p><text:span text:style-name="T1">Sono state sviluppate e testate </text:span><text:span text:style-name="T1">principalmente due architetture:</text:span></text:p>
            <text:p><text:span text:style-name="T1"/></text:p>
            <text:p><text:span text:style-name="T1">Una soluzione CNN-end2end: </text:span><text:span text:style-name="T1">Partendo da LeNet-5 è stato </text:span><text:span text:style-name="T1">modificato il layer di input per </text:span><text:span text:style-name="T1">ricevere due immagini, </text:span><text:span text:style-name="T1">aggiungendo un canale al </text:span><text:span text:style-name="T1">tensore di input (32x32x2) e in </text:span><text:span text:style-name="T1">uscita invece di avere 10 classi </text:span><text:span text:style-name="T1">sono state ridotte a 3 (maggiore, </text:span><text:span text:style-name="T1">minore e uguale).</text:span></text:p>
            <text:p><text:span text:style-name="T1"/></text:p>
            <text:p><text:span text:style-name="T1">Una soluzione ibrida CNN-MLP: </text:span><text:span text:style-name="T1">Formato da due LeNet-5 che </text:span><text:span text:style-name="T1">fanno feature extraction e una </text:span><text:span text:style-name="T1">MLP per confrontare I vettori </text:span><text:span text:style-name="T1">latenti ottenuti dalle CNN. LeNet-</text:span><text:span text:style-name="T1">5 viene utilizzato come backbone </text:span><text:span text:style-name="T1">feature extraction rimuovendo </text:span><text:span text:style-name="T1">l’ultimo layer di classificazione.</text:span></text:p>
            <text:p><text:span text:style-name="T1"/></text:p>
            <text:p><text:span text:style-name="T1">È stata testata anche </text:span><text:span text:style-name="T1">un’architettura più profonda per </text:span><text:span text:style-name="T1">quanto riguarda la CNN </text:span><text:span text:style-name="T1">aggiungendo due layer </text:span><text:span text:style-name="T1">convolutivi e uno FC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text-style-name="P1" draw:layer="layout" svg:width="25.199cm" svg:height="2.03cm" svg:x="1.471cm" svg:y="1.145cm" presentation:class="subtitle" presentation:user-transformed="true">
          <draw:text-box>
            <text:p>Model tuning</text:p>
          </draw:text-box>
        </draw:frame>
        <draw:frame presentation:style-name="pr8" draw:text-style-name="P2" draw:layer="layout" svg:width="25.199cm" svg:height="10.666cm" svg:x="1.471cm" svg:y="3.304cm">
          <draw:text-box>
            <text:p><text:span text:style-name="T1">Su tutte le architetture testate è </text:span><text:span text:style-name="T1">stato implementato un metodo di </text:span><text:span text:style-name="T1">early stopping per interrompere </text:span><text:span text:style-name="T1">l’apprendimento quando non si </text:span><text:span text:style-name="T1">osservano più miglioramenti.</text:span></text:p>
            <text:p><text:span text:style-name="T1"/></text:p>
            <text:p><text:span text:style-name="T1">Per identificare I parametri </text:span><text:span text:style-name="T1">migliori sono stati condotti diversi </text:span><text:span text:style-name="T1">esperimenti e prove iniziali </text:span><text:span text:style-name="T1">variando anche l’ottimizzatore tra </text:span><text:span text:style-name="T1">SGD e ADAM.</text:span></text:p>
            <text:p><text:span text:style-name="T1"/></text:p>
            <text:p><text:span text:style-name="T1"><text:s/></text:span><text:span text:style-name="T1">Per entrambe le archittetture </text:span><text:span text:style-name="T1">sono state provate tecniche di </text:span><text:span text:style-name="T1">learning rate scheduling per </text:span><text:span text:style-name="T1">variare dinamicamente il learning </text:span><text:span text:style-name="T1">rate. In particolare sono state </text:span><text:span text:style-name="T1">provate:</text:span><text:span text:style-name="T1"><text:line-break/></text:span><text:span text:style-name="T1">Cosine Annealing riduzione del </text:span><text:span text:style-name="T1">learning rate che segue il profilo </text:span><text:span text:style-name="T1">del coseno</text:span></text:p>
            <text:p><text:span text:style-name="T1">StepDecay riduzione lineare del </text:span><text:span text:style-name="T1">learning rate ogni N epoche</text:span></text:p>
            <text:p><text:span text:style-name="T1">Reduce on plateau riduce il </text:span><text:span text:style-name="T1">learning rate di un fattore quando </text:span><text:span text:style-name="T1">una metrica smette di migliorare.</text:span></text:p>
            <text:p><text:span text:style-name="T1"/></text:p>
            <text:p><text:span text:style-name="T1">Per l’architettura CNN è stata </text:span><text:span text:style-name="T1">anche provata la tecnica di Batch </text:span><text:span text:style-name="T1">Normalization per rendere più </text:span><text:span text:style-name="T1">stabile l’addestrament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text-style-name="P1" draw:layer="layout" svg:width="25.199cm" svg:height="2.03cm" svg:x="1.471cm" svg:y="1.145cm" presentation:class="subtitle" presentation:user-transformed="true">
          <draw:text-box>
            <text:p>Optimal model</text:p>
          </draw:text-box>
        </draw:frame>
        <draw:frame presentation:style-name="pr9" draw:text-style-name="P2" draw:layer="layout" svg:width="25.199cm" svg:height="4.978cm" svg:x="1.27cm" svg:y="3.277cm">
          <draw:text-box>
            <text:p><text:span text:style-name="T1">Il modello migliore si è dimostrato </text:span><text:span text:style-name="T1">di gran lunga quello CNN+MLP </text:span><text:span text:style-name="T1">ottenuto con I seguenti </text:span><text:span text:style-name="T1">iperparametri:</text:span></text:p>
            <text:p><text:span text:style-name="T1">Optimizer=SGD</text:span></text:p>
            <text:p><text:span text:style-name="T1">Learning rate=0.01</text:span></text:p>
            <text:p><text:span text:style-name="T1">Momentum=0.9</text:span></text:p>
            <text:p><text:span text:style-name="T1">Epoche=15</text:span></text:p>
            <text:p><text:span text:style-name="T1">Scheduling=Cosine Annealing</text:span></text:p>
          </draw:text-box>
        </draw:frame>
        <draw:frame presentation:style-name="pr10" draw:text-style-name="P2" draw:layer="layout" svg:width="9.324cm" svg:height="1.27cm" svg:x="10.16cm" svg:y="10.795cm">
          <draw:text-box>
            <text:p><text:span text:style-name="T1">Immagine loss e accurac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text-style-name="P1" draw:layer="layout" svg:width="25.199cm" svg:height="2.03cm" svg:x="1.471cm" svg:y="1.145cm" presentation:class="subtitle" presentation:user-transformed="true">
          <draw:text-box>
            <text:p>Validate on Test</text:p>
          </draw:text-box>
        </draw:frame>
        <draw:frame presentation:style-name="pr10" draw:text-style-name="P2" draw:layer="layout" svg:width="9.324cm" svg:height="1.27cm" svg:x="10.361cm" svg:y="5.08cm">
          <draw:text-box>
            <text:p><text:span text:style-name="T1">Immagine confusion matrix</text:span></text:p>
          </draw:text-box>
        </draw:frame>
        <draw:frame presentation:style-name="pr10" draw:text-style-name="P2" draw:layer="layout" svg:width="9.324cm" svg:height="1.27cm" svg:x="10.361cm" svg:y="8.255cm">
          <draw:text-box>
            <text:p><text:span text:style-name="T1">Immagine predizioni sbagliate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3" draw:text-style-name="P1" draw:layer="layout" svg:width="25.199cm" svg:height="2.03cm" svg:x="1.471cm" svg:y="1.145cm" presentation:class="subtitle" presentation:user-transformed="true">
          <draw:text-box>
            <text:p>CNN vs CNN+MLP</text:p>
          </draw:text-box>
        </draw:frame>
        <draw:frame presentation:style-name="pr10" draw:text-style-name="P2" draw:layer="layout" svg:width="9.324cm" svg:height="1.423cm" svg:x="10.16cm" svg:y="5.08cm">
          <draw:text-box>
            <text:p><text:span text:style-name="T1">Ipotesi sul perché CNN+MLP è il </text:span><text:span text:style-name="T1">modello migliore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3" draw:text-style-name="P1" draw:layer="layout" svg:width="25.199cm" svg:height="2.03cm" svg:x="1.471cm" svg:y="1.145cm" presentation:class="subtitle" presentation:user-transformed="true">
          <draw:text-box>
            <text:p>Miglioramenti possibili</text:p>
          </draw:text-box>
        </draw:frame>
        <draw:frame presentation:style-name="pr11" draw:text-style-name="P2" draw:layer="layout" svg:width="24.13cm" svg:height="3.25cm" svg:x="1.905cm" svg:y="3.81cm">
          <draw:text-box>
            <text:p><text:span text:style-name="T1">Migliorare l’accuratezza massima </text:span><text:span text:style-name="T1">ottenuta è praticamente </text:span><text:span text:style-name="T1">impossibile.</text:span></text:p>
            <text:p><text:span text:style-name="T1"/></text:p>
            <text:p><text:span text:style-name="T1">Migliorare il modello CNN è </text:span><text:span text:style-name="T1">possibile magari utilizzando dei </text:span><text:span text:style-name="T1">modelli basati su attenzione </text:span><text:span text:style-name="T1">oppure altre tecnologie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07T09:21:36.436233205</meta:creation-date>
    <dc:date>2025-01-07T16:53:34.086322560</dc:date>
    <meta:editing-duration>PT21M24S</meta:editing-duration>
    <meta:editing-cycles>5</meta:editing-cycles>
    <meta:generator>LibreOffice/7.3.7.2$Linux_X86_64 LibreOffice_project/30$Build-2</meta:generator>
    <meta:document-statistic meta:object-count="77"/>
  </office:meta>
</office:document-meta>
</file>